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fill="none" draw:fill-color="#000000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4" draw:id="id4" draw:layer="layout" svg:width="3.772cm" svg:height="1.285cm" svg:x="18.034cm" svg:y="4.557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" draw:id="id1" draw:layer="layout" svg:width="3.772cm" svg:height="1.577cm" svg:x="4.572cm" svg:y="14.679cm">
          <text:p text:style-name="P1"><text:span text:style-name="T1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2" draw:id="id2" draw:layer="layout" svg:width="3.302cm" svg:height="2.286cm" svg:x="10.668cm" svg:y="7.366cm">
          <text:p text:style-name="P3"><text:span text:style-name="T2">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" draw:id="id3" draw:layer="layout" svg:width="3.302cm" svg:height="2.286cm" svg:x="14.732cm" svg:y="11.684cm">
          <text:p text:style-name="P3"><text:span text:style-name="T2">Ra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8cm" svg:y1="14.679cm" svg:x2="10.668cm" svg:y2="8.509cm" draw:start-shape="id1" draw:start-glue-point="0" draw:end-shape="id2" draw:end-glue-point="5" svg:d="M6458 14679v-6170h4210" svg:viewBox="0 0 4211 6171">
          <text:p/>
        </draw:connector>
        <draw:connector draw:style-name="gr3" draw:text-style-name="P3" draw:layer="layout" svg:x1="8.344cm" svg:y1="15.467cm" svg:x2="14.732cm" svg:y2="12.827cm" draw:start-shape="id1" draw:start-glue-point="1" draw:end-shape="id3" draw:end-glue-point="5" svg:d="M8344 15467h3203v-2640h3185" svg:viewBox="0 0 6389 2641">
          <text:p/>
        </draw:connector>
        <draw:connector draw:style-name="gr3" draw:text-style-name="P3" draw:layer="layout" svg:x1="18.034cm" svg:y1="12.827cm" svg:x2="19.92cm" svg:y2="5.842cm" draw:start-shape="id3" draw:start-glue-point="7" draw:end-shape="id4" draw:end-glue-point="2" svg:d="M18034 12827h1886v-6985" svg:viewBox="0 0 1887 6986">
          <text:p/>
        </draw:connector>
        <draw:connector draw:style-name="gr3" draw:text-style-name="P3" draw:layer="layout" svg:x1="13.97cm" svg:y1="8.509cm" svg:x2="18.034cm" svg:y2="5.199cm" draw:start-shape="id2" draw:start-glue-point="7" draw:end-shape="id4" draw:end-glue-point="3" svg:d="M13970 8509h2024v-3310h2040" svg:viewBox="0 0 4065 3311">
          <text:p/>
        </draw:connector>
        <draw:custom-shape draw:name="Rectangle 30" draw:style-name="gr1" draw:text-style-name="P2" xml:id="id12" draw:id="id12" draw:layer="layout" svg:width="3.772cm" svg:height="1.577cm" svg:x="4.356cm" svg:y="4.318cm">
          <text:p text:style-name="P1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8" draw:id="id8" draw:layer="layout" svg:width="3.772cm" svg:height="1.577cm" svg:x="23.876cm" svg:y="15.187cm">
          <text:p text:style-name="P1"><text:span text:style-name="T1">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1" draw:id="id11" draw:layer="layout" svg:width="3.772cm" svg:height="1.577cm" svg:x="28.486cm" svg:y="2.032cm">
          <text:p text:style-name="P1"><text:span text:style-name="T1">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6" draw:id="id6" draw:layer="layout" svg:width="3.302cm" svg:height="2.286cm" svg:x="11.43cm" svg:y="2.286cm">
          <text:p text:style-name="P3"><text:span text:style-name="T2">Ingred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5" draw:id="id5" draw:layer="layout" svg:width="3.302cm" svg:height="2.286cm" svg:x="2.032cm" svg:y="9.144cm">
          <text:p text:style-name="P3"><text:span text:style-name="T2">Product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3.302cm" svg:height="2.286cm" svg:x="24.13cm" svg:y="9.906cm">
          <text:p text:style-name="P3"><text:span text:style-name="T2">Tool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7" draw:id="id7" draw:layer="layout" svg:width="3.302cm" svg:height="2.286cm" svg:x="13.716cm" svg:y="16.256cm">
          <text:p text:style-name="P3"><text:span text:style-name="T2">Tool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0" draw:id="id10" draw:layer="layout" svg:width="3.302cm" svg:height="2.286cm" svg:x="23.622cm" svg:y="4.064cm">
          <text:p text:style-name="P3"><text:span text:style-name="T2">Sequ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572cm" svg:y1="15.467cm" svg:x2="3.683cm" svg:y2="11.43cm" draw:start-shape="id1" draw:start-glue-point="3" draw:end-shape="id5" draw:end-glue-point="6" svg:d="M4572 15467h-889v-4037" svg:viewBox="0 0 890 4038">
          <text:p/>
        </draw:connector>
        <draw:connector draw:style-name="gr4" draw:text-style-name="P3" draw:layer="layout" svg:x1="14.732cm" svg:y1="3.429cm" svg:x2="19.92cm" svg:y2="4.557cm" draw:start-shape="id6" draw:start-glue-point="7" draw:end-shape="id4" draw:end-glue-point="0" svg:d="M14732 3429h5188v1128" svg:viewBox="0 0 5189 1129">
          <text:p/>
        </draw:connector>
        <draw:connector draw:style-name="gr4" draw:text-style-name="P3" draw:layer="layout" svg:x1="6.458cm" svg:y1="16.256cm" svg:x2="13.716cm" svg:y2="17.399cm" draw:start-shape="id1" draw:start-glue-point="2" draw:end-shape="id7" draw:end-glue-point="5" svg:d="M6458 16256v1143h7258" svg:viewBox="0 0 7259 1144">
          <text:p/>
        </draw:connector>
        <draw:connector draw:style-name="gr4" draw:text-style-name="P3" draw:layer="layout" svg:x1="17.018cm" svg:y1="17.399cm" svg:x2="25.762cm" svg:y2="16.764cm" draw:start-shape="id7" draw:start-glue-point="7" draw:end-shape="id8" draw:end-glue-point="2" svg:d="M17018 17399h8744v-635" svg:viewBox="0 0 8745 636">
          <text:p/>
        </draw:connector>
        <draw:connector draw:style-name="gr4" draw:text-style-name="P3" draw:layer="layout" svg:x1="25.762cm" svg:y1="15.187cm" svg:x2="25.781cm" svg:y2="12.192cm" draw:start-shape="id8" draw:start-glue-point="0" draw:end-shape="id9" draw:end-glue-point="6" svg:d="M25762 15187v-1506h19v-1489" svg:viewBox="0 0 20 2996">
          <text:p/>
        </draw:connector>
        <draw:connector draw:style-name="gr4" draw:text-style-name="P3" draw:layer="layout" svg:x1="25.781cm" svg:y1="9.906cm" svg:x2="19.92cm" svg:y2="5.842cm" draw:start-shape="id9" draw:start-glue-point="4" draw:end-shape="id4" draw:end-glue-point="2" svg:d="M25781 9906v-2023h-5861v-2041" svg:viewBox="0 0 5862 4065">
          <text:p/>
        </draw:connector>
        <draw:connector draw:style-name="gr4" draw:text-style-name="P3" draw:layer="layout" svg:x1="21.806cm" svg:y1="5.199cm" svg:x2="23.622cm" svg:y2="5.207cm" draw:start-shape="id4" draw:start-glue-point="1" draw:end-shape="id10" draw:end-glue-point="5" svg:d="M21806 5199h917v8h899" svg:viewBox="0 0 1817 9">
          <text:p/>
        </draw:connector>
        <draw:connector draw:style-name="gr4" draw:text-style-name="P3" draw:layer="layout" svg:x1="26.924cm" svg:y1="5.207cm" svg:x2="28.486cm" svg:y2="2.82cm" draw:start-shape="id10" draw:start-glue-point="7" draw:end-shape="id11" draw:end-glue-point="3" svg:d="M26924 5207h773v-2387h789" svg:viewBox="0 0 1563 2388">
          <text:p/>
        </draw:connector>
        <draw:connector draw:style-name="gr4" draw:text-style-name="P3" draw:layer="layout" svg:x1="3.683cm" svg:y1="9.144cm" svg:x2="4.356cm" svg:y2="5.106cm" draw:start-shape="id5" draw:start-glue-point="4" draw:end-shape="id12" draw:end-glue-point="3" svg:d="M3683 9144v-4038h673" svg:viewBox="0 0 674 4039">
          <text:p/>
        </draw:connector>
        <draw:connector draw:style-name="gr4" draw:text-style-name="P3" draw:layer="layout" svg:x1="6.242cm" svg:y1="4.318cm" svg:x2="11.43cm" svg:y2="3.429cm" draw:start-shape="id12" draw:start-glue-point="0" draw:end-shape="id6" draw:end-glue-point="5" svg:d="M6242 4318v-889h5188" svg:viewBox="0 0 5189 890">
          <text:p/>
        </draw:connector>
        <draw:line draw:style-name="gr5" draw:text-style-name="P3" draw:layer="layout" svg:x1="5.08cm" svg:y1="16.256cm" svg:x2="5.08cm" svg:y2="17.272cm">
          <text:p/>
        </draw:line>
        <draw:frame draw:style-name="gr6" draw:text-style-name="P5" draw:layer="layout" svg:width="3.048cm" svg:height="0.692cm" svg:x="3.556cm" svg:y="17.813cm">
          <draw:text-box>
            <text:p><text:span text:style-name="T3">username</text:span></text:p>
          </draw:text-box>
        </draw:frame>
        <draw:custom-shape draw:style-name="gr7" draw:text-style-name="P3" draw:layer="layout" svg:width="0.508cm" svg:height="0.541cm" svg:x="4.826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572cm" svg:y1="16.256cm" svg:x2="3.302cm" svg:y2="16.764cm">
          <text:p/>
        </draw:line>
        <draw:custom-shape draw:style-name="gr9" draw:text-style-name="P3" draw:layer="layout" svg:width="0.508cm" svg:height="0.541cm" svg:x="2.79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1.524cm" svg:y="16.834cm">
          <draw:text-box>
            <text:p><text:span text:style-name="T3">email</text:span></text:p>
          </draw:text-box>
        </draw:frame>
        <draw:line draw:style-name="gr8" draw:text-style-name="P3" draw:layer="layout" svg:x1="4.826cm" svg:y1="16.256cm" svg:x2="3.302cm" svg:y2="17.78cm">
          <text:p/>
        </draw:line>
        <draw:custom-shape draw:style-name="gr9" draw:text-style-name="P3" draw:layer="layout" svg:width="0.508cm" svg:height="0.541cm" svg:x="3.048cm" svg:y="17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54cm" svg:height="0.692cm" svg:x="1.016cm" svg:y="18.034cm">
          <draw:text-box>
            <text:p><text:span text:style-name="T3">password</text:span></text:p>
          </draw:text-box>
        </draw:frame>
        <draw:line draw:style-name="gr8" draw:text-style-name="P3" draw:layer="layout" svg:x1="2.286cm" svg:y1="10.16cm" svg:x2="2.286cm" svg:y2="8.89cm">
          <text:p/>
        </draw:line>
        <draw:custom-shape draw:style-name="gr9" draw:text-style-name="P3" draw:layer="layout" svg:width="0.508cm" svg:height="0.541cm" svg:x="2.03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1.308cm" svg:y="7.62cm">
          <draw:text-box>
            <text:p><text:span text:style-name="T3">quantity</text:span></text:p>
          </draw:text-box>
        </draw:frame>
        <draw:line draw:style-name="gr8" draw:text-style-name="P3" draw:layer="layout" svg:x1="5.08cm" svg:y1="5.895cm" svg:x2="5.08cm" svg:y2="6.858cm">
          <text:p/>
        </draw:line>
        <draw:line draw:style-name="gr8" draw:text-style-name="P3" draw:layer="layout" svg:x1="6.35cm" svg:y1="5.895cm" svg:x2="6.35cm" svg:y2="6.858cm">
          <text:p/>
        </draw:line>
        <draw:line draw:style-name="gr8" draw:text-style-name="P3" draw:layer="layout" svg:x1="7.874cm" svg:y1="5.895cm" svg:x2="7.874cm" svg:y2="6.858cm">
          <text:p/>
        </draw:line>
        <draw:custom-shape draw:style-name="gr9" draw:text-style-name="P3" draw:layer="layout" svg:width="0.508cm" svg:height="0.541cm" svg:x="7.62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6.0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41cm" svg:x="4.82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3.302cm" svg:y="7.366cm">
          <draw:text-box>
            <text:p><text:span text:style-name="T3">nameProduct</text:span></text:p>
          </draw:text-box>
        </draw:frame>
        <draw:frame draw:style-name="gr6" draw:text-style-name="P5" draw:layer="layout" svg:width="3.556cm" svg:height="0.692cm" svg:x="5.842cm" svg:y="7.366cm">
          <draw:text-box>
            <text:p><text:span text:style-name="T3">classProduct</text:span></text:p>
          </draw:text-box>
        </draw:frame>
        <draw:frame draw:style-name="gr6" draw:text-style-name="P5" draw:layer="layout" svg:width="3.556cm" svg:height="0.692cm" svg:x="8.128cm" svg:y="6.825cm">
          <draw:text-box>
            <text:p><text:span text:style-name="T3">photoProduct</text:span></text:p>
          </draw:text-box>
        </draw:frame>
        <draw:line draw:style-name="gr8" draw:text-style-name="P3" draw:layer="layout" svg:x1="12.954cm" svg:y1="2.286cm" svg:x2="12.954cm" svg:y2="1.524cm">
          <text:p/>
        </draw:line>
        <draw:custom-shape draw:style-name="gr9" draw:text-style-name="P3" draw:layer="layout" svg:width="0.508cm" svg:height="0.541cm" svg:x="12.7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3.208cm" svg:y1="4.572cm" svg:x2="13.208cm" svg:y2="5.588cm">
          <text:p/>
        </draw:line>
        <draw:custom-shape draw:style-name="gr9" draw:text-style-name="P3" draw:layer="layout" svg:width="0.508cm" svg:height="0.541cm" svg:x="12.954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1.938cm" svg:y="0.324cm">
          <draw:text-box>
            <text:p><text:span text:style-name="T3">quantity</text:span></text:p>
          </draw:text-box>
        </draw:frame>
        <draw:frame draw:style-name="gr6" draw:text-style-name="P5" draw:layer="layout" svg:width="3.556cm" svg:height="0.692cm" svg:x="12.192cm" svg:y="6.096cm">
          <draw:text-box>
            <text:p><text:span text:style-name="T3">optional</text:span></text:p>
          </draw:text-box>
        </draw:frame>
        <draw:line draw:style-name="gr8" draw:text-style-name="P3" draw:layer="layout" svg:x1="18.288cm" svg:y1="5.842cm" svg:x2="18.288cm" svg:y2="6.858cm">
          <text:p/>
        </draw:line>
        <draw:custom-shape draw:style-name="gr7" draw:text-style-name="P3" draw:layer="layout" svg:width="0.508cm" svg:height="0.541cm" svg:x="18.034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7.78cm" svg:y="7.436cm">
          <draw:text-box>
            <text:p><text:span text:style-name="T3">ID</text:span></text:p>
          </draw:text-box>
        </draw:frame>
        <draw:line draw:style-name="gr8" draw:text-style-name="P3" draw:layer="layout" svg:x1="19.304cm" svg:y1="5.842cm" svg:x2="19.304cm" svg:y2="6.858cm">
          <text:p/>
        </draw:line>
        <draw:custom-shape draw:style-name="gr9" draw:text-style-name="P3" draw:layer="layout" svg:width="0.508cm" svg:height="0.541cm" svg:x="19.0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542cm" svg:y="7.436cm">
          <draw:text-box>
            <text:p><text:span text:style-name="T3">nameRecipe</text:span></text:p>
          </draw:text-box>
        </draw:frame>
        <draw:line draw:style-name="gr8" draw:text-style-name="P3" draw:layer="layout" svg:x1="20.828cm" svg:y1="5.842cm" svg:x2="20.828cm" svg:y2="6.604cm">
          <text:p/>
        </draw:line>
        <draw:custom-shape draw:style-name="gr9" draw:text-style-name="P3" draw:layer="layout" svg:width="0.508cm" svg:height="0.541cm" svg:x="20.574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6.858cm">
          <draw:text-box>
            <text:p><text:span text:style-name="T3">typeRecipe</text:span></text:p>
          </draw:text-box>
        </draw:frame>
        <draw:line draw:style-name="gr8" draw:text-style-name="P3" draw:layer="layout" svg:x1="21.59cm" svg:y1="5.842cm" svg:x2="22.606cm" svg:y2="6.35cm">
          <text:p/>
        </draw:line>
        <draw:custom-shape draw:style-name="gr9" draw:text-style-name="P3" draw:layer="layout" svg:width="0.508cm" svg:height="0.541cm" svg:x="22.60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2.606cm" svg:y="6.42cm">
          <draw:text-box>
            <text:p><text:span text:style-name="T3">cuisine</text:span></text:p>
          </draw:text-box>
        </draw:frame>
        <draw:line draw:style-name="gr8" draw:text-style-name="P3" draw:layer="layout" svg:x1="21.806cm" svg:y1="4.557cm" svg:x2="21.844cm" svg:y2="3.556cm">
          <text:p/>
        </draw:line>
        <draw:custom-shape draw:style-name="gr9" draw:text-style-name="P3" draw:layer="layout" svg:width="0.508cm" svg:height="0.541cm" svg:x="21.5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828cm" svg:y="2.356cm">
          <draw:text-box>
            <text:p><text:span text:style-name="T3">descriptionRecip</text:span></text:p>
          </draw:text-box>
        </draw:frame>
        <draw:line draw:style-name="gr8" draw:text-style-name="P3" draw:layer="layout" svg:x1="20.574cm" svg:y1="4.557cm" svg:x2="20.574cm" svg:y2="2.286cm">
          <text:p/>
        </draw:line>
        <draw:custom-shape draw:style-name="gr9" draw:text-style-name="P3" draw:layer="layout" svg:width="0.508cm" svg:height="0.541cm" svg:x="20.32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0.32cm" svg:y1="4.557cm" svg:x2="20.32cm" svg:y2="1.016cm">
          <text:p/>
        </draw:line>
        <draw:custom-shape draw:style-name="gr9" draw:text-style-name="P3" draw:layer="layout" svg:width="0.508cm" svg:height="0.541cm" svg:x="20.06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1.27cm">
          <draw:text-box>
            <text:p><text:span text:style-name="T3">nationalOrigin</text:span></text:p>
          </draw:text-box>
        </draw:frame>
        <draw:frame draw:style-name="gr6" draw:text-style-name="P5" draw:layer="layout" svg:width="3.556cm" svg:height="0.692cm" svg:x="20.32cm" svg:y="0.254cm">
          <draw:text-box>
            <text:p><text:span text:style-name="T3">regionalOrigin</text:span></text:p>
          </draw:text-box>
        </draw:frame>
        <draw:line draw:style-name="gr8" draw:text-style-name="P3" draw:layer="layout" svg:x1="19.304cm" svg:y1="4.557cm" svg:x2="19.304cm" svg:y2="2.794cm">
          <text:p/>
        </draw:line>
        <draw:line draw:style-name="gr8" draw:text-style-name="P3" draw:layer="layout" svg:x1="18.288cm" svg:y1="4.557cm" svg:x2="18.288cm" svg:y2="2.794cm">
          <text:p/>
        </draw:line>
        <draw:custom-shape draw:style-name="gr9" draw:text-style-name="P3" draw:layer="layout" svg:width="0.508cm" svg:height="0.541cm" svg:x="19.0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8.034cm" svg:y="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796cm" svg:y="1.664cm">
          <draw:text-box>
            <text:p><text:span text:style-name="T3">time</text:span></text:p>
          </draw:text-box>
        </draw:frame>
        <draw:frame draw:style-name="gr6" draw:text-style-name="P5" draw:layer="layout" svg:width="3.556cm" svg:height="0.692cm" svg:x="17.272cm" svg:y="1.524cm">
          <draw:text-box>
            <text:p><text:span text:style-name="T3">difficulty</text:span></text:p>
          </draw:text-box>
        </draw:frame>
        <draw:line draw:style-name="gr8" draw:text-style-name="P3" draw:layer="layout" svg:x1="18.034cm" svg:y1="4.826cm" svg:x2="16.764cm" svg:y2="4.557cm">
          <text:p/>
        </draw:line>
        <draw:custom-shape draw:style-name="gr9" draw:text-style-name="P3" draw:layer="layout" svg:width="0.508cm" svg:height="0.541cm" svg:x="16.256cm" svg:y="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4.986cm" svg:y="3.626cm">
          <draw:text-box>
            <text:p><text:span text:style-name="T3">authorName</text:span></text:p>
          </draw:text-box>
        </draw:frame>
        <draw:line draw:style-name="gr8" draw:text-style-name="P3" draw:layer="layout" svg:x1="18.034cm" svg:y1="5.588cm" svg:x2="17.272cm" svg:y2="6.096cm">
          <text:p/>
        </draw:line>
        <draw:custom-shape draw:style-name="gr9" draw:text-style-name="P3" draw:layer="layout" svg:width="0.508cm" svg:height="0.541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002cm" svg:y="6.42cm">
          <draw:text-box>
            <text:p><text:span text:style-name="T3">authorLink</text:span></text:p>
          </draw:text-box>
        </draw:frame>
        <draw:line draw:style-name="gr8" draw:text-style-name="P3" draw:layer="layout" svg:x1="26.162cm" svg:y1="5.842cm" svg:x2="26.924cm" svg:y2="6.604cm">
          <text:p/>
        </draw:line>
        <draw:custom-shape draw:style-name="gr9" draw:text-style-name="P3" draw:layer="layout" svg:width="0.508cm" svg:height="0.541cm" svg:x="26.67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6.67cm" svg:y="7.112cm">
          <draw:text-box>
            <text:p><text:span text:style-name="T3">position</text:span></text:p>
          </draw:text-box>
        </draw:frame>
        <draw:line draw:style-name="gr8" draw:text-style-name="P3" draw:layer="layout" svg:x1="15.748cm" svg:y1="12.192cm" svg:x2="15.748cm" svg:y2="11.176cm">
          <text:p/>
        </draw:line>
        <draw:line draw:style-name="gr8" draw:text-style-name="P3" draw:layer="layout" svg:x1="17.526cm" svg:y1="12.446cm" svg:x2="17.526cm" svg:y2="11.176cm">
          <text:p/>
        </draw:line>
        <draw:custom-shape draw:style-name="gr9" draw:text-style-name="P3" draw:layer="layout" svg:width="0.508cm" svg:height="0.541cm" svg:x="15.49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7.27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764cm" svg:y="9.906cm">
          <draw:text-box>
            <text:p><text:span text:style-name="T3">commentRating</text:span></text:p>
          </draw:text-box>
        </draw:frame>
        <draw:frame draw:style-name="gr6" draw:text-style-name="P5" draw:layer="layout" svg:width="3.556cm" svg:height="0.692cm" svg:x="14.986cm" svg:y="9.976cm">
          <draw:text-box>
            <text:p><text:span text:style-name="T3">rating</text:span></text:p>
          </draw:text-box>
        </draw:frame>
        <draw:line draw:style-name="gr8" draw:text-style-name="P3" draw:layer="layout" svg:x1="24.13cm" svg:y1="15.187cm" svg:x2="24.13cm" svg:y2="14.224cm">
          <text:p/>
        </draw:line>
        <draw:custom-shape draw:style-name="gr7" draw:text-style-name="P3" draw:layer="layout" svg:width="0.508cm" svg:height="0.541cm" svg:x="23.876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26.92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7.178cm" svg:y1="14.003cm" svg:x2="27.178cm" svg:y2="15.187cm">
          <text:p/>
        </draw:line>
        <draw:frame draw:style-name="gr6" draw:text-style-name="P5" draw:layer="layout" svg:width="3.556cm" svg:height="0.692cm" svg:x="23.114cm" svg:y="12.954cm">
          <draw:text-box>
            <text:p><text:span text:style-name="T3">nameTool</text:span></text:p>
          </draw:text-box>
        </draw:frame>
        <draw:frame draw:style-name="gr6" draw:text-style-name="P5" draw:layer="layout" svg:width="3.556cm" svg:height="0.692cm" svg:x="26.162cm" svg:y="12.7cm">
          <draw:text-box>
            <text:p><text:span text:style-name="T3">photoTool</text:span></text:p>
          </draw:text-box>
        </draw:frame>
        <draw:line draw:style-name="gr8" draw:text-style-name="P3" draw:layer="layout" svg:x1="26.67cm" svg:y1="10.668cm" svg:x2="26.67cm" svg:y2="9.652cm">
          <text:p/>
        </draw:line>
        <draw:custom-shape draw:style-name="gr9" draw:text-style-name="P3" draw:layer="layout" svg:width="0.508cm" svg:height="0.541cm" svg:x="26.416cm" svg:y="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1cm" svg:height="0.692cm" svg:x="25.908cm" svg:y="8.706cm">
          <draw:text-box>
            <text:p><text:span text:style-name="T3">optional</text:span></text:p>
          </draw:text-box>
        </draw:frame>
        <draw:line draw:style-name="gr8" draw:text-style-name="P3" draw:layer="layout" svg:x1="28.702cm" svg:y1="3.609cm" svg:x2="28.702cm" svg:y2="4.826cm">
          <text:p/>
        </draw:line>
        <draw:custom-shape draw:style-name="gr7" draw:text-style-name="P3" draw:layer="layout" svg:width="0.508cm" svg:height="0.541cm" svg:x="28.48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194cm" svg:y="5.404cm">
          <draw:text-box>
            <text:p><text:span text:style-name="T3">ID</text:span></text:p>
          </draw:text-box>
        </draw:frame>
        <draw:line draw:style-name="gr8" draw:text-style-name="P3" draw:layer="layout" svg:x1="29.718cm" svg:y1="3.609cm" svg:x2="29.718cm" svg:y2="4.826cm">
          <text:p/>
        </draw:line>
        <draw:custom-shape draw:style-name="gr9" draw:text-style-name="P3" draw:layer="layout" svg:width="0.508cm" svg:height="0.541cm" svg:x="29.4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956cm" svg:y="5.334cm">
          <draw:text-box>
            <text:p><text:span text:style-name="T3">descriptionStep</text:span></text:p>
          </draw:text-box>
        </draw:frame>
        <draw:line draw:style-name="gr8" draw:text-style-name="P3" draw:layer="layout" svg:x1="28.956cm" svg:y1="2.032cm" svg:x2="28.956cm" svg:y2="1.016cm">
          <text:p/>
        </draw:line>
        <draw:line draw:style-name="gr8" draw:text-style-name="P3" draw:layer="layout" svg:x1="30.48cm" svg:y1="2.032cm" svg:x2="30.48cm" svg:y2="1.016cm">
          <text:p/>
        </draw:line>
        <draw:line draw:style-name="gr8" draw:text-style-name="P3" draw:layer="layout" svg:x1="32.004cm" svg:y1="2.032cm" svg:x2="32.004cm" svg:y2="1.016cm">
          <text:p/>
        </draw:line>
        <draw:custom-shape draw:style-name="gr9" draw:text-style-name="P3" draw:layer="layout" svg:width="0.508cm" svg:height="0.541cm" svg:x="28.70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0.226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1.75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7.432cm" svg:y="0cm">
          <draw:text-box>
            <text:p><text:span text:style-name="T3">timeStep</text:span></text:p>
          </draw:text-box>
        </draw:frame>
        <draw:frame draw:style-name="gr6" draw:text-style-name="P5" draw:layer="layout" svg:width="3.556cm" svg:height="0.692cm" svg:x="29.21cm" svg:y="0cm">
          <draw:text-box>
            <text:p><text:span text:style-name="T3">photoStep</text:span></text:p>
          </draw:text-box>
        </draw:frame>
        <draw:frame draw:style-name="gr6" draw:text-style-name="P5" draw:layer="layout" svg:width="3.556cm" svg:height="0.692cm" svg:x="31.242cm" svg:y="0cm">
          <draw:text-box>
            <text:p><text:span text:style-name="T3">videoStep</text:span></text:p>
          </draw:text-box>
        </draw:frame>
        <draw:frame draw:style-name="gr6" draw:text-style-name="P5" draw:layer="layout" svg:width="3.048cm" svg:height="0.692cm" svg:x="6.858cm" svg:y="13.71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14.04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8.89cm" svg:y="14.679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7.366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5.15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6.096cm" svg:y="2.6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098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8.288cm" svg:y="8.45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4.478cm" svg:y="6.09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5.748cm" svg:y="2.54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1.844cm" svg:y="8.38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714cm" svg:y="12.008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352cm" svg:y="3.88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6.416cm" svg:y="2.032cm">
          <draw:text-box>
            <text:p><text:span text:style-name="T3">(1,N)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4">1/4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8</meta:editing-cycles>
    <meta:creation-date>2014-12-29T11:24:53</meta:creation-date>
    <dc:date>2015-01-04T16:30:15.527361931</dc:date>
    <meta:editing-duration>PT11M35S</meta:editing-duration>
    <meta:generator>LibreOffice/4.2.7.2$Linux_x86 LibreOffice_project/420m0$Build-2</meta:generator>
    <meta:document-statistic meta:object-count="15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